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pringFactoriesLoader.add( Class &lt; T &gt; factoryType , Class &lt; ? extends T &gt; ... factoryImplement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pringFactoriesLoader.addInstance( Class &lt; T &gt; factoryType , T ... factoryInsta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pringFactoriesLoader.instantiateFactory( String implementationName , Class &lt; T &gt; type , @ Nullable ArgumentResolver argumentResolver , FailureHandler failure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pringFactoriesLoader.MockSpringFactoriesLoader( @ Nullable ClassLoader classLoader , Map &lt; String , List &lt; String &gt; &gt; 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pringFactoriesLoader.MockSpringFactoriesLoad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pringFactoriesLoader.MockSpringFactorie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pringFactoriesLoader.add( String factoryType , String ... factoryImple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pringFactoriesLoader.addInstance( String factoryType , T ... factory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